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451" officeooo:paragraph-rsid="001554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NEED YOU !!</text:p>
      <text:p text:style-name="P1"/>
      <text:p text:style-name="P1">- Radioooo</text:p>
      <text:p text:style-name="P1">- wikiped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7:26:17.806424901</meta:creation-date>
    <dc:date>2018-09-29T17:26:49.582419186</dc:date>
    <meta:editing-duration>PT33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3" meta:word-count="8" meta:character-count="34" meta:non-whitespace-character-count="29"/>
  </office:meta>
</office:document-meta>
</file>